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5.5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ff" fo:border="0.06pt solid #000000"/>
    </style:style>
    <style:style style:name="ce15" style:family="table-cell" style:parent-style-name="Default">
      <style:table-cell-properties fo:background-color="#ffcc99" fo:border="0.06pt solid #000000"/>
    </style:style>
    <style:style style:name="ce16" style:family="table-cell" style:parent-style-name="Default">
      <style:table-cell-properties fo:background-color="#94bd5e" fo:border="0.06pt solid #000000"/>
    </style:style>
    <style:style style:name="ce17" style:family="table-cell" style:parent-style-name="Default" style:data-style-name="N1">
      <style:table-cell-properties fo:background-color="#cccccc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19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3" table:default-cell-style-name="ce8"/>
        <table:table-column table:style-name="co9" table:default-cell-style-name="ce8"/>
        <table:table-column table:style-name="co10" table:number-columns-repeated="1010" table:default-cell-style-name="ce8"/>
        <table:table-row table:style-name="ro1">
          <table:table-cell table:style-name="ce1" office:value-type="string" calcext:value-type="string" table:number-columns-spanned="1" table:number-rows-spanned="3">
            <text:p>Inbee</text:p>
          </table:table-cell>
          <table:table-cell table:style-name="ce9" office:value-type="string" calcext:value-type="string">
            <text:p>Melis Gülenay*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4"/>
          <table:table-cell table:style-name="ce1" table:formula="of:=[.C1]*0.1+[.D1]*0.15+[.E1]*0.15+[.F1]*0.2+[.G1]*0.4+[.H1]+[.I1]+[.J1]" office:value-type="float" office:value="49" calcext:value-type="float">
            <text:p>4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Songül Saraç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4"/>
          <table:table-cell table:style-name="ce1" table:formula="of:=[.C2]*0.1+[.D2]*0.15+[.E2]*0.15+[.F2]*0.2+[.G2]*0.4+[.H2]+[.I2]+[.J2]" office:value-type="float" office:value="49" calcext:value-type="float">
            <text:p>4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9" office:value-type="string" calcext:value-type="string">
            <text:p>Turgut Can Aydınalev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number-columns-repeated="4"/>
          <table:table-cell table:style-name="ce1" table:formula="of:=[.C3]*0.1+[.D3]*0.15+[.E3]*0.15+[.F3]*0.2+[.G3]*0.4+[.H3]+[.I3]+[.J3]" office:value-type="float" office:value="49" calcext:value-type="float">
            <text:p>4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echbee</text:p>
          </table:table-cell>
          <table:table-cell table:style-name="ce9" office:value-type="string" calcext:value-type="string">
            <text:p>Cem Yusuf Aydoğdu*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0" calcext:value-type="float">
            <text:p>70</text:p>
          </table:table-cell>
          <table:table-cell table:style-name="ce1" table:number-columns-repeated="4"/>
          <table:table-cell table:style-name="ce1" table:formula="of:=[.C4]*0.1+[.D4]*0.15+[.E4]*0.15+[.F4]*0.2+[.G4]*0.4+[.H4]+[.I4]+[.J4]" office:value-type="float" office:value="45.1" calcext:value-type="float">
            <text:p>45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10" office:value-type="string" calcext:value-type="string">
            <text:p>Ekrem Cihad Çetin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0" calcext:value-type="float">
            <text:p>70</text:p>
          </table:table-cell>
          <table:table-cell table:style-name="ce1" table:number-columns-repeated="4"/>
          <table:table-cell table:style-name="ce1" table:formula="of:=[.C5]*0.1+[.D5]*0.15+[.E5]*0.15+[.F5]*0.2+[.G5]*0.4+[.H5]+[.I5]+[.J5]" office:value-type="float" office:value="45.1" calcext:value-type="float">
            <text:p>45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9" office:value-type="string" calcext:value-type="string">
            <text:p>İhsan Burak Çağlar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0" calcext:value-type="float">
            <text:p>70</text:p>
          </table:table-cell>
          <table:table-cell table:style-name="ce1" table:number-columns-repeated="4"/>
          <table:table-cell table:style-name="ce1" table:formula="of:=[.C6]*0.1+[.D6]*0.15+[.E6]*0.15+[.F6]*0.2+[.G6]*0.4+[.H6]+[.I6]+[.J6]" office:value-type="float" office:value="45.1" calcext:value-type="float">
            <text:p>45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IRCS</text:p>
          </table:table-cell>
          <table:table-cell table:style-name="ce9" office:value-type="string" calcext:value-type="string">
            <text:p>Rutkay Bozkurt*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.5" calcext:value-type="float">
            <text:p>78,5</text:p>
          </table:table-cell>
          <table:table-cell table:style-name="ce1" table:number-columns-repeated="4"/>
          <table:table-cell table:style-name="ce1" table:formula="of:=[.C7]*0.1+[.D7]*0.15+[.E7]*0.15+[.F7]*0.2+[.G7]*0.4+[.H7]+[.I7]+[.J7]" office:value-type="float" office:value="43.65" calcext:value-type="float">
            <text:p>43,6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Türker Ünlü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.5" calcext:value-type="float">
            <text:p>78,5</text:p>
          </table:table-cell>
          <table:table-cell table:style-name="ce1" table:number-columns-repeated="4"/>
          <table:table-cell table:style-name="ce1" table:formula="of:=[.C8]*0.1+[.D8]*0.15+[.E8]*0.15+[.F8]*0.2+[.G8]*0.4+[.H8]+[.I8]+[.J8]" office:value-type="float" office:value="43.65" calcext:value-type="float">
            <text:p>43,6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9" office:value-type="string" calcext:value-type="string">
            <text:p>Taha Emre 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.5" calcext:value-type="float">
            <text:p>78,5</text:p>
          </table:table-cell>
          <table:table-cell table:style-name="ce1" table:number-columns-repeated="4"/>
          <table:table-cell table:style-name="ce1" table:formula="of:=[.C9]*0.1+[.D9]*0.15+[.E9]*0.15+[.F9]*0.2+[.G9]*0.4+[.H9]+[.I9]+[.J9]" office:value-type="float" office:value="43.65" calcext:value-type="float">
            <text:p>43,6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he X</text:p>
          </table:table-cell>
          <table:table-cell table:style-name="ce9" office:value-type="string" calcext:value-type="string">
            <text:p>Haydar Şahin*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.5" calcext:value-type="float">
            <text:p>88,5</text:p>
          </table:table-cell>
          <table:table-cell table:style-name="ce1" table:number-columns-repeated="4"/>
          <table:table-cell table:style-name="ce1" table:formula="of:=[.C10]*0.1+[.D10]*0.15+[.E10]*0.15+[.F10]*0.2+[.G10]*0.4+[.H10]+[.I10]+[.J10]" office:value-type="float" office:value="50.7" calcext:value-type="float">
            <text:p>50,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Arda Özder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.5" calcext:value-type="float">
            <text:p>83,5</text:p>
          </table:table-cell>
          <table:table-cell table:style-name="ce1" table:number-columns-repeated="4"/>
          <table:table-cell table:style-name="ce1" table:formula="of:=[.C11]*0.1+[.D11]*0.15+[.E11]*0.15+[.F11]*0.2+[.G11]*0.4+[.H11]+[.I11]+[.J11]" office:value-type="float" office:value="49.7" calcext:value-type="float">
            <text:p>49,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10" office:value-type="string" calcext:value-type="string">
            <text:p>Tamer Temizer 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.5" calcext:value-type="float">
            <text:p>83,5</text:p>
          </table:table-cell>
          <table:table-cell table:style-name="ce1" table:number-columns-repeated="4"/>
          <table:table-cell table:style-name="ce1" table:formula="of:=[.C12]*0.1+[.D12]*0.15+[.E12]*0.15+[.F12]*0.2+[.G12]*0.4+[.H12]+[.I12]+[.J12]" office:value-type="float" office:value="49.7" calcext:value-type="float">
            <text:p>49,7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sudo</text:p>
          </table:table-cell>
          <table:table-cell table:style-name="ce11" office:value-type="string" calcext:value-type="string">
            <text:p>Anıl YILDIRIM*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1" table:number-columns-repeated="4"/>
          <table:table-cell table:style-name="ce1" table:formula="of:=[.C13]*0.1+[.D13]*0.15+[.E13]*0.15+[.F13]*0.2+[.G13]*0.4+[.H13]+[.I13]+[.J13]" office:value-type="float" office:value="38.1" calcext:value-type="float">
            <text:p>38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2"/>
          <table:table-cell table:style-name="ce9" office:value-type="string" calcext:value-type="string">
            <text:p>Furkan AKGÜN 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1" table:number-columns-repeated="4"/>
          <table:table-cell table:style-name="ce1" table:formula="of:=[.C14]*0.1+[.D14]*0.15+[.E14]*0.15+[.F14]*0.2+[.G14]*0.4+[.H14]+[.I14]+[.J14]" office:value-type="float" office:value="38.1" calcext:value-type="float">
            <text:p>38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3"/>
          <table:table-cell table:style-name="ce10" office:value-type="string" calcext:value-type="string">
            <text:p>Uğur BÜYÜKYILMAZ 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1" table:number-columns-repeated="4"/>
          <table:table-cell table:style-name="ce1" table:formula="of:=[.C15]*0.1+[.D15]*0.15+[.E15]*0.15+[.F15]*0.2+[.G15]*0.4+[.H15]+[.I15]+[.J15]" office:value-type="float" office:value="38.1" calcext:value-type="float">
            <text:p>38,1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3">
            <text:p>DreamTech</text:p>
          </table:table-cell>
          <table:table-cell table:style-name="ce12" office:value-type="string" calcext:value-type="string">
            <text:p>Elif Benli*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1" table:number-columns-repeated="3"/>
          <table:table-cell table:style-name="ce1" table:formula="of:=[.C16]*0.1+[.D16]*0.15+[.E16]*0.15+[.F16]*0.2+[.G16]*0.4+[.H16]+[.I16]+[.J16]" office:value-type="float" office:value="46.4" calcext:value-type="float">
            <text:p>46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5"/>
          <table:table-cell table:style-name="ce13" office:value-type="string" calcext:value-type="string">
            <text:p>İlkan Engin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1" table:number-columns-repeated="3"/>
          <table:table-cell table:style-name="ce1" table:formula="of:=[.C17]*0.1+[.D17]*0.15+[.E17]*0.15+[.F17]*0.2+[.G17]*0.4+[.H17]+[.I17]+[.J17]" office:value-type="float" office:value="46.4" calcext:value-type="float">
            <text:p>46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6"/>
          <table:table-cell table:style-name="ce13" office:value-type="string" calcext:value-type="string">
            <text:p>Chousein Giousouf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table:style-name="ce1" table:number-columns-repeated="3"/>
          <table:table-cell table:style-name="ce1" table:formula="of:=[.C18]*0.1+[.D18]*0.15+[.E18]*0.15+[.F18]*0.2+[.G18]*0.4+[.H18]+[.I18]+[.J18]" office:value-type="float" office:value="45.4" calcext:value-type="float">
            <text:p>45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3LINE</text:p>
          </table:table-cell>
          <table:table-cell table:style-name="ce11" office:value-type="string" calcext:value-type="string">
            <text:p>CELAL UÇAR*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1" table:number-columns-repeated="4"/>
          <table:table-cell table:style-name="ce1" table:formula="of:=[.C19]*0.1+[.D19]*0.15+[.E19]*0.15+[.F19]*0.2+[.G19]*0.4+[.H19]+[.I19]+[.J19]" office:value-type="float" office:value="50.25" calcext:value-type="float">
            <text:p>50,2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11" office:value-type="string" calcext:value-type="string">
            <text:p>BÜŞRA UÇAR 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1" table:number-columns-repeated="4"/>
          <table:table-cell table:style-name="ce1" table:formula="of:=[.C20]*0.1+[.D20]*0.15+[.E20]*0.15+[.F20]*0.2+[.G20]*0.4+[.H20]+[.I20]+[.J20]" office:value-type="float" office:value="50.25" calcext:value-type="float">
            <text:p>50,2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11" office:value-type="string" calcext:value-type="string">
            <text:p>FARUK DOĞAN 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style-name="ce1" table:number-columns-repeated="4"/>
          <table:table-cell table:style-name="ce1" table:formula="of:=[.C21]*0.1+[.D21]*0.15+[.E21]*0.15+[.F21]*0.2+[.G21]*0.4+[.H21]+[.I21]+[.J21]" office:value-type="float" office:value="50.25" calcext:value-type="float">
            <text:p>50,2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ravelers</text:p>
          </table:table-cell>
          <table:table-cell table:style-name="ce9" office:value-type="string" calcext:value-type="string">
            <text:p>Merve Dilara Tamer*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8" calcext:value-type="float">
            <text:p>68</text:p>
          </table:table-cell>
          <table:table-cell table:style-name="ce1" table:number-columns-repeated="4"/>
          <table:table-cell table:style-name="ce1" table:formula="of:=[.C22]*0.1+[.D22]*0.15+[.E22]*0.15+[.F22]*0.2+[.G22]*0.4+[.H22]+[.I22]+[.J22]" office:value-type="float" office:value="35" calcext:value-type="float">
            <text:p>3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Edagül Ert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3" calcext:value-type="float">
            <text:p>63</text:p>
          </table:table-cell>
          <table:table-cell table:style-name="ce1" table:number-columns-repeated="4"/>
          <table:table-cell table:style-name="ce1" table:formula="of:=[.C23]*0.1+[.D23]*0.15+[.E23]*0.15+[.F23]*0.2+[.G23]*0.4+[.H23]+[.I23]+[.J23]" office:value-type="float" office:value="34" calcext:value-type="float">
            <text:p>3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Gülenay Yıldırı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8" calcext:value-type="float">
            <text:p>58</text:p>
          </table:table-cell>
          <table:table-cell table:style-name="ce1" table:number-columns-repeated="4"/>
          <table:table-cell table:style-name="ce1" table:formula="of:=[.C24]*0.1+[.D24]*0.15+[.E24]*0.15+[.F24]*0.2+[.G24]*0.4+[.H24]+[.I24]+[.J24]" office:value-type="float" office:value="33" calcext:value-type="float">
            <text:p>33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he IT Crowd</text:p>
          </table:table-cell>
          <table:table-cell table:style-name="ce9" office:value-type="string" calcext:value-type="string">
            <text:p>Adem YENİCE*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1" table:number-columns-repeated="3"/>
          <table:table-cell table:style-name="ce1" table:formula="of:=[.C25]*0.1+[.D25]*0.15+[.E25]*0.15+[.F25]*0.2+[.G25]*0.4+[.H25]+[.I25]+[.J25]" office:value-type="float" office:value="45.9" calcext:value-type="float">
            <text:p>45,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Mert KURTCAN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1" table:number-columns-repeated="3"/>
          <table:table-cell table:style-name="ce1" table:formula="of:=[.C26]*0.1+[.D26]*0.15+[.E26]*0.15+[.F26]*0.2+[.G26]*0.4+[.H26]+[.I26]+[.J26]" office:value-type="float" office:value="45.9" calcext:value-type="float">
            <text:p>45,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Ramazan Kılıç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1" table:number-columns-repeated="3"/>
          <table:table-cell table:style-name="ce1" table:formula="of:=[.C27]*0.1+[.D27]*0.15+[.E27]*0.15+[.F27]*0.2+[.G27]*0.4+[.H27]+[.I27]+[.J27]" office:value-type="float" office:value="44.9" calcext:value-type="float">
            <text:p>44,9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3">
            <text:p>TechMen</text:p>
          </table:table-cell>
          <table:table-cell table:style-name="ce9" office:value-type="string" calcext:value-type="string">
            <text:p>Alper Kocabıyık*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6" calcext:value-type="float">
            <text:p>76</text:p>
          </table:table-cell>
          <table:table-cell table:style-name="ce1" table:number-columns-repeated="4"/>
          <table:table-cell table:style-name="ce1" table:formula="of:=[.C28]*0.1+[.D28]*0.15+[.E28]*0.15+[.F28]*0.2+[.G28]*0.4+[.H28]+[.I28]+[.J28]" office:value-type="float" office:value="41.45" calcext:value-type="float">
            <text:p>41,4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Ercan Alp Serteli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6" calcext:value-type="float">
            <text:p>76</text:p>
          </table:table-cell>
          <table:table-cell table:style-name="ce1" table:number-columns-repeated="4"/>
          <table:table-cell table:style-name="ce1" table:formula="of:=[.C29]*0.1+[.D29]*0.15+[.E29]*0.15+[.F29]*0.2+[.G29]*0.4+[.H29]+[.I29]+[.J29]" office:value-type="float" office:value="41.45" calcext:value-type="float">
            <text:p>41,4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1"/>
          <table:table-cell table:style-name="ce9" office:value-type="string" calcext:value-type="string">
            <text:p>Mbwey Bızwa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1" calcext:value-type="float">
            <text:p>71</text:p>
          </table:table-cell>
          <table:table-cell table:style-name="ce1" table:number-columns-repeated="4"/>
          <table:table-cell table:style-name="ce1" table:formula="of:=[.C30]*0.1+[.D30]*0.15+[.E30]*0.15+[.F30]*0.2+[.G30]*0.4+[.H30]+[.I30]+[.J30]" office:value-type="float" office:value="40.45" calcext:value-type="float">
            <text:p>40,4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3">
            <text:p>Yıldızlar</text:p>
          </table:table-cell>
          <table:table-cell table:style-name="ce9" office:value-type="string" calcext:value-type="string">
            <text:p>Ahmet Fehim Erdoğan*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style-name="ce1" table:number-columns-repeated="4"/>
          <table:table-cell table:style-name="ce1" table:formula="of:=[.C31]*0.1+[.D31]*0.15+[.E31]*0.15+[.F31]*0.2+[.G31]*0.4+[.H31]+[.I31]+[.J31]" office:value-type="float" office:value="36.4" calcext:value-type="float">
            <text:p>36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9" office:value-type="string" calcext:value-type="string">
            <text:p>Hakan Çoban <text:s text:c="8"/>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72" calcext:value-type="float">
            <text:p>72</text:p>
          </table:table-cell>
          <table:table-cell table:style-name="ce1" table:number-columns-repeated="4"/>
          <table:table-cell table:style-name="ce1" table:formula="of:=[.C32]*0.1+[.D32]*0.15+[.E32]*0.15+[.F32]*0.2+[.G32]*0.4+[.H32]+[.I32]+[.J32]" office:value-type="float" office:value="36.4" calcext:value-type="float">
            <text:p>36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covered-table-cell table:style-name="ce4"/>
          <table:table-cell table:style-name="ce11" office:value-type="string" calcext:value-type="string">
            <text:p>Muhammed Habib Beyatlı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1" table:number-columns-repeated="4"/>
          <table:table-cell table:style-name="ce1" table:formula="of:=[.C33]*0.1+[.D33]*0.15+[.E33]*0.15+[.F33]*0.2+[.G33]*0.4+[.H33]+[.I33]+[.J33]" office:value-type="float" office:value="37.4" calcext:value-type="float">
            <text:p>37,4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1" table:number-rows-spanned="3">
            <text:p>TiredMinds</text:p>
          </table:table-cell>
          <table:table-cell table:style-name="ce11" office:value-type="string" calcext:value-type="string">
            <text:p>Ibrahim Tozlu*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.5" calcext:value-type="float">
            <text:p>87,5</text:p>
          </table:table-cell>
          <table:table-cell table:style-name="ce1" table:number-columns-repeated="4"/>
          <table:table-cell table:style-name="ce1" table:formula="of:=[.C34]*0.1+[.D34]*0.15+[.E34]*0.15+[.F34]*0.2+[.G34]*0.4+[.H34]+[.I34]+[.J34]" office:value-type="float" office:value="52.15" calcext:value-type="float">
            <text:p>52,1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4"/>
          <table:table-cell table:style-name="ce11" office:value-type="string" calcext:value-type="string">
            <text:p>Berkan Dina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.5" calcext:value-type="float">
            <text:p>87,5</text:p>
          </table:table-cell>
          <table:table-cell table:style-name="ce1" table:number-columns-repeated="4"/>
          <table:table-cell table:style-name="ce1" table:formula="of:=[.C35]*0.1+[.D35]*0.15+[.E35]*0.15+[.F35]*0.2+[.G35]*0.4+[.H35]+[.I35]+[.J35]" office:value-type="float" office:value="52.15" calcext:value-type="float">
            <text:p>52,15</text:p>
          </table:table-cell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3">
          <table:covered-table-cell table:style-name="ce4"/>
          <table:table-cell table:style-name="ce9"/>
          <table:table-cell table:style-name="Default" table:number-columns-repeated="9"/>
          <table:table-cell table:style-name="ce1"/>
          <table:table-cell table:style-name="Default" table:number-columns-repeated="5"/>
          <table:table-cell table:number-columns-repeated="1007"/>
        </table:table-row>
        <table:table-row table:style-name="ro4">
          <table:table-cell table:style-name="ce7" office:value-type="string" calcext:value-type="string">
            <text:p>Group name</text:p>
          </table:table-cell>
          <table:table-cell table:style-name="ce7" office:value-type="string" calcext:value-type="string">
            <text:p>Team Members</text:p>
          </table:table-cell>
          <table:table-cell table:style-name="ce1" office:value-type="string" calcext:value-type="string">
            <text:p>Project1</text:p>
          </table:table-cell>
          <table:table-cell table:style-name="ce1" office:value-type="string" calcext:value-type="string">
            <text:p>Project2</text:p>
          </table:table-cell>
          <table:table-cell table:style-name="ce1" office:value-type="string" calcext:value-type="string">
            <text:p>Project3</text:p>
          </table:table-cell>
          <table:table-cell table:style-name="ce1" office:value-type="string" calcext:value-type="string">
            <text:p>Presentation</text:p>
          </table:table-cell>
          <table:table-cell table:style-name="ce4" office:value-type="string" calcext:value-type="string">
            <text:p>Final Exam</text:p>
          </table:table-cell>
          <table:table-cell table:style-name="ce4" office:value-type="string" calcext:value-type="string">
            <text:p>Bonus (UÇARI)</text:p>
          </table:table-cell>
          <table:table-cell table:style-name="ce4" office:value-type="string" calcext:value-type="string">
            <text:p>Bonus (ITU Cekirdek)</text:p>
          </table:table-cell>
          <table:table-cell table:style-name="ce4" office:value-type="string" calcext:value-type="string">
            <text:p>Bonus (TÜBİTAK)</text:p>
          </table:table-cell>
          <table:table-cell table:style-name="ce1" office:value-type="string" calcext:value-type="string">
            <text:p>Grade</text:p>
          </table:table-cell>
          <table:table-cell table:style-name="ce7" office:value-type="string" calcext:value-type="string">
            <text:p>Letter Grade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0"/>
          <table:table-cell table:number-columns-repeated="1007"/>
        </table:table-row>
        <table:table-row table:style-name="ro3">
          <table:table-cell/>
          <table:table-cell table:style-name="Default" table:number-columns-repeated="16"/>
          <table:table-cell table:number-columns-repeated="1007"/>
        </table:table-row>
        <table:table-row table:style-name="ro3">
          <table:table-cell/>
          <table:table-cell table:style-name="ce14" office:value-type="string" calcext:value-type="string">
            <text:p>Max</text:p>
          </table:table-cell>
          <table:table-cell table:style-name="ce14" table:formula="of:=MAX([.C1:.C35])" office:value-type="float" office:value="90" calcext:value-type="float">
            <text:p>90</text:p>
          </table:table-cell>
          <table:table-cell table:style-name="ce14" table:formula="of:=MAX([.D1:.D35])" office:value-type="float" office:value="91" calcext:value-type="float">
            <text:p>91</text:p>
          </table:table-cell>
          <table:table-cell table:style-name="ce14" table:formula="of:=MAX([.E1:.E35])" office:value-type="float" office:value="88" calcext:value-type="float">
            <text:p>88</text:p>
          </table:table-cell>
          <table:table-cell table:style-name="ce14" table:formula="of:=MAX([.F1:.F35])" office:value-type="float" office:value="88.5" calcext:value-type="float">
            <text:p>88,5</text:p>
          </table:table-cell>
          <table:table-cell table:style-name="Default" table:number-columns-repeated="4"/>
          <table:table-cell table:style-name="ce14" table:formula="of:=MAX([.K1:.K35])" office:value-type="float" office:value="52.15" calcext:value-type="float">
            <text:p>52,15</text:p>
          </table:table-cell>
          <table:table-cell table:style-name="Default" table:number-columns-repeated="6"/>
          <table:table-cell table:number-columns-repeated="1007"/>
        </table:table-row>
        <table:table-row table:style-name="ro5">
          <table:table-cell/>
          <table:table-cell table:style-name="ce15" office:value-type="string" calcext:value-type="string">
            <text:p>Min</text:p>
          </table:table-cell>
          <table:table-cell table:style-name="ce15" table:formula="of:=MIN([.C1:.C35])" office:value-type="float" office:value="30" calcext:value-type="float">
            <text:p>30</text:p>
          </table:table-cell>
          <table:table-cell table:style-name="ce15" table:formula="of:=MIN([.D1:.D35])" office:value-type="float" office:value="21" calcext:value-type="float">
            <text:p>21</text:p>
          </table:table-cell>
          <table:table-cell table:style-name="ce15" table:formula="of:=MIN([.E1:.E35])" office:value-type="float" office:value="51" calcext:value-type="float">
            <text:p>51</text:p>
          </table:table-cell>
          <table:table-cell table:style-name="ce15" table:formula="of:=MIN([.F1:.F35])" office:value-type="float" office:value="58" calcext:value-type="float">
            <text:p>58</text:p>
          </table:table-cell>
          <table:table-cell table:style-name="Default" table:number-columns-repeated="4"/>
          <table:table-cell table:style-name="ce15" table:formula="of:=MIN([.K1:.K35])" office:value-type="float" office:value="33" calcext:value-type="float">
            <text:p>33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table-cell/>
          <table:table-cell table:style-name="ce16" office:value-type="string" calcext:value-type="string">
            <text:p>Avrg</text:p>
          </table:table-cell>
          <table:table-cell table:style-name="ce16" table:formula="of:=AVERAGE([.C1:.C35])" office:value-type="float" office:value="64.8857142857143" calcext:value-type="float">
            <text:p>64,8857142857</text:p>
          </table:table-cell>
          <table:table-cell table:style-name="ce16" table:formula="of:=AVERAGE([.D1:.D35])" office:value-type="float" office:value="69.1142857142857" calcext:value-type="float">
            <text:p>69,1142857143</text:p>
          </table:table-cell>
          <table:table-cell table:style-name="ce16" table:formula="of:=AVERAGE([.E1:.E35])" office:value-type="float" office:value="78.4" calcext:value-type="float">
            <text:p>78,4</text:p>
          </table:table-cell>
          <table:table-cell table:style-name="ce16" table:formula="of:=AVERAGE([.F1:.F35])" office:value-type="float" office:value="77.3714285714286" calcext:value-type="float">
            <text:p>77,3714285714</text:p>
          </table:table-cell>
          <table:table-cell table:style-name="Default" table:number-columns-repeated="4"/>
          <table:table-cell table:style-name="ce16" table:formula="of:=AVERAGE([.K1:.K35])" office:value-type="float" office:value="44.09" calcext:value-type="float">
            <text:p>44,09</text:p>
          </table:table-cell>
          <table:table-cell table:style-name="Default" table:number-columns-repeated="6"/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Std dev</text:p>
          </table:table-cell>
          <table:table-cell table:style-name="ce17" table:formula="of:=STDEV([.C1:.C35])" office:value-type="float" office:value="19.8431665946794" calcext:value-type="float">
            <text:p>20</text:p>
          </table:table-cell>
          <table:table-cell table:style-name="ce17" table:formula="of:=STDEV([.D1:.D35])" office:value-type="float" office:value="20.5337189385016" calcext:value-type="float">
            <text:p>21</text:p>
          </table:table-cell>
          <table:table-cell table:style-name="ce17" table:formula="of:=STDEV([.E1:.E35])" office:value-type="float" office:value="9.72020333846862" calcext:value-type="float">
            <text:p>10</text:p>
          </table:table-cell>
          <table:table-cell table:style-name="ce17" table:formula="of:=STDEV([.F1:.F35])" office:value-type="float" office:value="7.646936004185" calcext:value-type="float">
            <text:p>8</text:p>
          </table:table-cell>
          <table:table-cell table:style-name="ce20" table:number-columns-repeated="4"/>
          <table:table-cell table:style-name="ce17" table:formula="of:=STDEV([.K1:.K35])" office:value-type="float" office:value="5.56048030087965" calcext:value-type="float">
            <text:p>6</text:p>
          </table:table-cell>
          <table:table-cell table:style-name="ce20"/>
          <table:table-cell table:style-name="ce18" table:number-columns-repeated="5"/>
          <table:table-cell table:number-columns-repeated="1007"/>
        </table:table-row>
        <table:table-row table:style-name="ro1" table:number-rows-repeated="2">
          <table:table-cell/>
          <table:table-cell table:style-name="ce18"/>
          <table:table-cell table:style-name="ce20" table:number-columns-repeated="10"/>
          <table:table-cell table:style-name="ce18" table:number-columns-repeated="5"/>
          <table:table-cell table:number-columns-repeated="100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0110P0" style:volatile="true" number:language="tr" number:country="TR">
      <number:number number:decimal-places="0" number:min-integer-digits="1" number:grouping="true"/>
      <number:text> TL</number:text>
    </number:number-style>
    <number:number-style style:name="N10110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10110P0"/>
    </number:number-style>
    <number:number-style style:name="N10111P0" style:volatile="true" number:language="tr" number:country="TR">
      <number:number number:decimal-places="0" number:min-integer-digits="1" number:grouping="true"/>
      <number:text> TL</number:text>
    </number:number-style>
    <number:number-style style:name="N10111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2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10113P0"/>
    </number:number-style>
    <number:date-style style:name="N1011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5" number:language="tr" number:country="TR">
      <number:month number:textual="true"/>
      <number:text>.</number:text>
      <number:year/>
    </number:date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time-style style:name="N1011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tr" number:country="TR">
      <number:number number:decimal-places="0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tr" number:country="TR">
      <number:number number:decimal-places="0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tr" number:country="T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tr" number:country="TR">
      <number:text> </number:text>
      <loext:fill-character> </loext:fill-character>
      <number:text>-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tr" number:country="TR">
      <number:text> </number:text>
      <loext:fill-character> </loext:fill-character>
      <number:number number:decimal-places="0" number:min-integer-digits="1" number:grouping="true"/>
      <number:text> TL </number:text>
    </number:number-style>
    <number:number-style style:name="N10124P1" style:volatile="true" number:language="tr" number:country="TR">
      <number:text>-</number:text>
      <loext:fill-character> </loext:fill-character>
      <number:number number:decimal-places="0" number:min-integer-digits="1" number:grouping="true"/>
      <number:text> TL </number:text>
    </number:number-style>
    <number:number-style style:name="N10124P2" style:volatile="true" number:language="tr" number:country="TR">
      <number:text> </number:text>
      <loext:fill-character> </loext:fill-character>
      <number:text>- TL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tr" number:country="T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tr" number:country="TR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number:text> </number:text>
      <loext:fill-character> </loext:fill-character>
      <number:number number:decimal-places="2" number:min-integer-digits="1" number:grouping="true"/>
      <number:text> TL </number:text>
    </number:number-style>
    <number:number-style style:name="N10126P1" style:volatile="true" number:language="tr" number:country="TR">
      <number:text>-</number:text>
      <loext:fill-character> </loext:fill-character>
      <number:number number:decimal-places="2" number:min-integer-digits="1" number:grouping="true"/>
      <number:text> TL </number:text>
    </number:number-style>
    <number:number-style style:name="N10126P2" style:volatile="true" number:language="tr" number:country="TR">
      <number:text> </number:text>
      <loext:fill-character> </loext:fill-character>
      <number:text>-</number:text>
      <number:number number:decimal-places="0" number:min-integer-digits="0"/>
      <number:text>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5-25T18:26:35.001301802</dc:date>
    <meta:generator>LibreOffice/4.2.8.2$Linux_X86_64 LibreOffice_project/420m0$Build-2</meta:generator>
    <meta:editing-duration>PT2M59S</meta:editing-duration>
    <meta:editing-cycles>2</meta:editing-cycles>
    <meta:document-statistic meta:table-count="1" meta:cell-count="26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